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42cm"/>
    </style:style>
    <style:style style:name="co2" style:family="table-column">
      <style:table-column-properties fo:break-before="auto" style:column-width="7.65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direction="lt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table:number-columns-spanned="1" table:number-rows-spanned="2">
            <text:p>Métrologie</text:p>
          </table:table-cell>
          <table:table-cell office:value-type="string">
            <text:p>Graphes simples/ complexes</text:p>
          </table:table-cell>
        </table:table-row>
        <table:table-row table:style-name="ro1">
          <table:covered-table-cell table:style-name="ce1"/>
          <table:table-cell office:value-type="string">
            <text:p>Rapports</text:p>
          </table:table-cell>
        </table:table-row>
        <table:table-row table:style-name="ro2">
          <table:table-cell table:style-name="ce1" office:value-type="string" table:number-columns-spanned="1" table:number-rows-spanned="7">
            <text:p>Supervision</text:p>
          </table:table-cell>
          <table:table-cell office:value-type="string">
            <text:p>Organisation et hiérarchisation : groupes d'équipements, de services et d'utilisateurs</text:p>
          </table:table-cell>
        </table:table-row>
        <table:table-row table:style-name="ro3">
          <table:covered-table-cell table:style-name="ce1"/>
          <table:table-cell office:value-type="string">
            <text:p>Configuration et gestion d'alertes hautement et simplement configurable : plages horaires, escalades, moyens (Mail, SMS, Jabber), mesures déclencheurs – actions sur condition</text:p>
          </table:table-cell>
        </table:table-row>
        <table:table-row table:style-name="ro2">
          <table:covered-table-cell table:style-name="ce1"/>
          <table:table-cell office:value-type="string">
            <text:p>Installation d'agents / utilisation du protocole SNMP uniquement</text:p>
          </table:table-cell>
        </table:table-row>
        <table:table-row table:style-name="ro1">
          <table:covered-table-cell table:style-name="ce1"/>
          <table:table-cell office:value-type="string">
            <text:p>Monitoring distribué et filiation</text:p>
          </table:table-cell>
        </table:table-row>
        <table:table-row table:style-name="ro1">
          <table:covered-table-cell table:style-name="ce1"/>
          <table:table-cell office:value-type="string">
            <text:p>Auto-discovery élaboré </text:p>
          </table:table-cell>
        </table:table-row>
        <table:table-row table:style-name="ro2">
          <table:covered-table-cell table:style-name="ce1"/>
          <table:table-cell office:value-type="string">
            <text:p>Authentification centralisée (via un AD par exemple)</text:p>
          </table:table-cell>
        </table:table-row>
        <table:table-row table:style-name="ro1">
          <table:covered-table-cell/>
          <table:table-cell office:value-type="string">
            <text:p>Carte topologique du réseau, vue d'ensemble</text:p>
          </table:table-cell>
        </table:table-row>
        <table:table-row table:style-name="ro2">
          <table:table-cell table:style-name="ce1" office:value-type="string" table:number-columns-spanned="1" table:number-rows-spanned="5">
            <text:p>Utilisateur</text:p>
          </table:table-cell>
          <table:table-cell office:value-type="string">
            <text:p>Possibilité d'importation massive <text:s/>via différents types de fichiers (CSV) </text:p>
          </table:table-cell>
        </table:table-row>
        <table:table-row table:style-name="ro2">
          <table:covered-table-cell table:style-name="ce1"/>
          <table:table-cell table:style-name="ce4" office:value-type="string">
            <text:p>Installation : simple, gestion de dépendances, pré-requis nécessaires, contraintes diverses</text:p>
          </table:table-cell>
        </table:table-row>
        <table:table-row table:style-name="ro1">
          <table:covered-table-cell table:style-name="ce1"/>
          <table:table-cell table:style-name="ce4" office:value-type="string">
            <text:p>Configuration : simple et via l'interface Web</text:p>
          </table:table-cell>
        </table:table-row>
        <table:table-row table:style-name="ro2">
          <table:covered-table-cell table:style-name="ce1"/>
          <table:table-cell office:value-type="string">
            <text:p>Qualité de l'interface Web : simple, intuitive et complète</text:p>
          </table:table-cell>
        </table:table-row>
        <table:table-row table:style-name="ro2">
          <table:covered-table-cell/>
          <table:table-cell office:value-type="string">
            <text:p>Personnalisation par utilisateur, utilisation de différentes vues (dashbord et dashlets)</text:p>
          </table:table-cell>
        </table:table-row>
        <table:table-row table:style-name="ro4">
          <table:table-cell table:style-name="ce1" office:value-type="string" table:number-columns-spanned="1" table:number-rows-spanned="2">
            <text:p>Adaptabilité et modularité</text:p>
          </table:table-cell>
          <table:table-cell office:value-type="string">
            <text:p>Utilisation de plugins supplémentaires existants, <text:s/>création et développement de plugins</text:p>
          </table:table-cell>
        </table:table-row>
        <table:table-row table:style-name="ro3">
          <table:covered-table-cell/>
          <table:table-cell office:value-type="string">
            <text:p>Performance sur des réseaux complexes et hétérogènes, équipements variés et particuliers (serveurs, switchs, pare-feux, proxys, environnements virtualisés, …)</text:p>
          </table:table-cell>
        </table:table-row>
        <table:table-row table:style-name="ro1">
          <table:table-cell table:style-name="ce1" office:value-type="string" table:number-columns-spanned="1" table:number-rows-spanned="2">
            <text:p>Support</text:p>
          </table:table-cell>
          <table:table-cell office:value-type="string">
            <text:p>Solution viable et assurée d'être maintenue</text:p>
          </table:table-cell>
        </table:table-row>
        <table:table-row table:style-name="ro1">
          <table:covered-table-cell/>
          <table:table-cell office:value-type="string">
            <text:p>Assistance intégrée 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/04/2012</text:date>, <text:time>17:1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ément Ghnassia</meta:initial-creator>
    <meta:creation-date>2012-04-20T15:00:19</meta:creation-date>
    <dc:date>2012-04-20T17:15:01</dc:date>
    <dc:creator>Clément Ghnassia</dc:creator>
    <meta:editing-duration>PT1H42M40S</meta:editing-duration>
    <meta:editing-cycles>2</meta:editing-cycles>
    <meta:generator>LibreOffice/3.4$Unix LibreOffice_project/340m1$Build-602</meta:generator>
    <meta:document-statistic meta:table-count="3" meta:cell-count="23" meta:object-count="0"/>
  </office:meta>
</office:document-meta>
</file>